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\uC740 \uAD81\uC11C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text" style:name="a2891aa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a7a5fe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79.57mm" svg:y="26.58mm"/>
    </style:style>
    <style:style style:family="text" style:name="ab980c7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8f27a0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3.42mm" svg:y="32.93mm"/>
    </style:style>
    <style:style style:family="text" style:name="a042f0c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c5c333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81.4mm" svg:y="32.63mm"/>
    </style:style>
    <style:style style:family="text" style:name="a84549a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4a2dc6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33.79mm" svg:y="26.28mm"/>
    </style:style>
    <style:style style:family="text" style:name="aa3a7c1">
      <style:text-properties fo:country="DE" fo:font-size="11.0pt" fo:language="de" style:font-name="Verdana" style:font-name-asian="Times New Roman" style:font-name-complex="Verdana" style:font-size-asian="11.0pt" style:use-window-font-color="true"/>
    </style:style>
    <style:style style:family="graphic" style:name="ae3d02b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91.79mm" svg:y="100.68mm"/>
    </style:style>
    <style:style style:family="text" style:name="a141f8a">
      <style:text-properties fo:country="GB" fo:font-size="11.0pt" fo:language="en" style:font-name="Verdana" style:font-name-asian="Times New Roman" style:font-name-complex="Verdana" style:font-size-asian="11.0pt" style:use-window-font-color="true"/>
    </style:style>
    <style:style style:family="graphic" style:name="a65421a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131.27mm" svg:y="107.05mm"/>
    </style:style>
    <style:style style:family="text" style:name="ad8e2b7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aa85e01">
      <style:paragraph-properties fo:text-align="center"/>
      <style:text-properties/>
    </style:style>
    <style:style style:family="graphic" style:name="ad534cf" style:parent-style-name="default">
      <style:graphic-properties draw:fill="solid" draw:fill-color="#ffffff" fo:padding-bottom="1.27mm" fo:padding-left="2.54mm" fo:padding-right="2.54mm" fo:padding-top="1.27mm" style:horizontal-rel="paragraph" style:vertical-rel="paragraph" style:wrap="none" style:wrap-contour="false" svg:x="83.78mm" svg:y="107.91mm"/>
    </style:style>
    <style:style style:family="graphic" style:name="abba6d0" style:parent-style-name="default">
      <style:graphic-properties draw:fill="solid" draw:fill-color="#ffffff" fo:padding-bottom="2.29mm" fo:padding-left="4.41mm" fo:padding-right="4.41mm" fo:padding-top="2.29mm" svg:x="80.63mm" svg:y="95.21mm"/>
    </style:style>
    <style:style style:family="graphic" style:name="a0b110b" style:parent-style-name="default">
      <style:graphic-properties draw:fill="solid" draw:fill-color="#ffffff" fo:padding-bottom="2.29mm" fo:padding-left="4.41mm" fo:padding-right="4.41mm" fo:padding-top="2.29mm" svg:x="0.09mm" svg:y="29.51mm"/>
    </style:style>
    <style:style style:family="graphic" style:name="aa9dd22" style:parent-style-name="default">
      <style:graphic-properties draw:fill="solid" draw:fill-color="#ffffff" fo:padding-bottom="2.29mm" fo:padding-left="4.41mm" fo:padding-right="4.41mm" fo:padding-top="2.29mm" svg:x="128.18mm" svg:y="24.18mm"/>
    </style:style>
    <style:style style:family="graphic" style:name="ad81d46" style:parent-style-name="default">
      <style:graphic-properties draw:fill="solid" draw:fill-color="#ffffff" fo:padding-bottom="2.29mm" fo:padding-left="4.41mm" fo:padding-right="4.41mm" fo:padding-top="2.29mm" svg:x="122.85mm" svg:y="105.2mm"/>
    </style:style>
    <style:style style:family="graphic" style:name="a48019d" style:parent-style-name="default">
      <style:graphic-properties draw:fill="solid" draw:fill-color="#ffffff" fo:padding-bottom="2.29mm" fo:padding-left="4.41mm" fo:padding-right="4.41mm" fo:padding-top="2.29mm"/>
    </style:style>
    <style:style style:family="graphic" style:name="ac57553" style:parent-style-name="default">
      <style:graphic-properties style:horizontal-pos="from-left" style:horizontal-rel="char" style:vertical-pos="from-top" style:wrap="run-through" style:wrap-contour="false" svg:x="0.09mm" svg:y="24.18mm"/>
    </style:style>
    <style:style style:family="graphic" style:name="a1fde6a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2.33mm" svg:y="-19.51mm"/>
    </style:style>
    <style:style style:family="graphic" style:name="acfc13e" style:parent-style-name="default">
      <style:graphic-properties draw:fill="solid" draw:fill-color="#969696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255.27mm" svg:y="1.52mm"/>
    </style:style>
    <style:style style:family="graphic" style:name="aadca14" style:parent-style-name="default">
      <style:graphic-properties draw:fill="solid" draw:fill-color="#969696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-20.96mm" svg:y="1.52mm"/>
    </style:style>
    <style:style style:family="paragraph" style:name="a2f5777" style:parent-style-name="Standard">
      <style:paragraph-properties fo:line-height="150%" fo:margin-left="6.35mm" fo:margin-right="0.0mm" fo:text-indent="0.0mm"/>
    </style:style>
    <style:style style:family="paragraph" style:name="a0bea48" style:parent-style-name="Standard">
      <style:paragraph-properties fo:line-height="150%" fo:margin-left="6.35mm" fo:margin-right="0.0mm" fo:text-indent="0.0mm"/>
    </style:style>
    <style:style style:family="paragraph" style:list-style-name="WW8Num1" style:name="a7e15d9" style:parent-style-name="Standard">
      <style:paragraph-properties fo:line-height="150%"/>
      <style:text-properties style:font-name="Verdana" style:font-name-complex="Verdana"/>
    </style:style>
    <style:style style:family="graphic" style:name="ad40d1e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run-through" style:wrap-contour="false" svg:x="4.78mm" svg:y="72.9mm"/>
    </style:style>
    <style:style style:family="graphic" style:name="ae06315" style:parent-style-name="Frame">
      <style:graphic-properties fo:background-color="#ffffff" fo:border-bottom="none" fo:border-left="none" fo:border-right="none" fo:border-top="none" fo:margin-left="3.19mm" fo:margin-right="3.19mm" fo:padding-bottom="1.29mm" fo:padding-left="2.56mm" fo:padding-right="2.56mm" fo:padding-top="1.29mm" style:horizontal-pos="from-left" style:horizontal-rel="paragraph" style:vertical-pos="from-top" style:vertical-rel="paragraph" style:wrap="run-through" style:wrap-contour="false" svg:y="187.33mm"/>
    </style:style>
    <text:list-style style:name="WW8Num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49mm" fo:text-indent="-7.14mm" text:label-followed-by="listtab" text:list-tab-stop-position="13.4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style:style style:family="graphic" style:name="a4fc99d" style:parent-style-name="default">
      <style:graphic-properties style:horizontal-pos="from-left" style:horizontal-rel="char" style:vertical-pos="from-top" style:wrap="run-through" style:wrap-contour="false" svg:x="0.09mm" svg:y="24.18mm"/>
      <style:text-properties fo:country="none" fo:language="zxx" style:country-asian="none" style:country-complex="none" style:language-asian="zxx"/>
    </style:style>
  </office:automatic-styles>
  <office:body>
    <office:text>
      <text:p text:style-name="Standard"><draw:frame draw:style-name="ae06315" draw:z-index="5" svg:height="9.53mm" svg:width="269.88mm" svg:y="187.33mm" text:anchor-type="paragraph"><draw:text-box><text:p text:style-name="Standard"/></draw:text-box></draw:frame><draw:frame draw:style-name="ad40d1e" draw:z-index="4" svg:height="101.85mm" svg:width="66.92mm" svg:x="4.78mm" svg:y="72.9mm" text:anchor-type="paragraph"><draw:text-box><text:list text:continue-numbering="true" text:style-name="WW8Num1" xml:id="list628723854"><text:list-item><text:p text:style-name="a7e15d9">3</text:p></text:list-item></text:list><text:p text:style-name="a0bea48"/><text:p text:style-name="a2f5777">Danke!</text:p></draw:text-box></draw:frame><text:s text:c="2"/><draw:frame draw:style-name="aadca14" draw:z-index="3" svg:height="6.36mm" svg:width="276.23mm" svg:x="-20.96mm" svg:y="1.52mm" text:anchor-type="paragraph"><draw:text-box><text:p/></draw:text-box></draw:frame><draw:frame draw:style-name="acfc13e" draw:z-index="1" svg:height="6.36mm" svg:width="177.81mm" svg:x="255.27mm" svg:y="1.52mm" text:anchor-type="paragraph"><draw:text-box><text:p/></draw:text-box></draw:frame><draw:frame draw:style-name="a1fde6a" draw:z-index="2" svg:height="6.36mm" svg:width="254.01mm" svg:x="2.33mm" svg:y="-19.51mm" text:anchor-type="paragraph"><draw:text-box><text:p/></draw:text-box></draw:frame>2<draw:g draw:style-name="a4fc99d" svg:height="125.07mm" svg:width="250.73mm" svg:x="0.09mm" svg:y="24.18mm" text:anchor-type="as-char"><draw:text-box/><draw:frame draw:style-name="a48019d" svg:height="149.25mm" svg:width="250.82mm" text:anchor-type="as-char"><draw:text-box><text:p/></draw:text-box></draw:frame><draw:frame draw:style-name="ad81d46" svg:height="41.3mm" svg:width="114.29mm" svg:x="122.85mm" svg:y="105.2mm" text:anchor-type="as-char"><draw:text-box><text:p/></draw:text-box></draw:frame><draw:frame draw:style-name="aa9dd22" svg:height="38.09mm" svg:width="114.25mm" svg:x="128.18mm" svg:y="24.18mm" text:anchor-type="as-char"><draw:text-box><text:p/></draw:text-box></draw:frame><draw:frame draw:style-name="a0b110b" svg:height="38.09mm" svg:width="117.5mm" svg:x="0.09mm" svg:y="29.51mm" text:anchor-type="as-char"><draw:text-box><text:p/></draw:text-box></draw:frame><draw:frame draw:style-name="abba6d0" svg:height="54.02mm" svg:width="28.57mm" svg:x="80.63mm" svg:y="95.21mm" text:anchor-type="as-char"><draw:text-box><text:p/></draw:text-box></draw:frame><draw:frame draw:style-name="ad534cf" svg:height="25.39mm" svg:width="22.25mm" svg:x="83.78mm" svg:y="107.91mm" text:anchor-type="paragraph"><draw:text-box><text:p text:style-name="aa85e01"><text:span text:style-name="ad8e2b7">sdfsdf</text:span></text:p></draw:text-box></draw:frame><draw:frame draw:style-name="a65421a" svg:height="34.95mm" svg:width="34.9mm" svg:x="131.27mm" svg:y="107.05mm" text:anchor-type="paragraph"><draw:text-box><text:p><text:span text:style-name="a141f8a">sdfsdf</text:span></text:p><text:p/></draw:text-box></draw:frame><draw:frame draw:style-name="ae3d02b" svg:height="31.74mm" svg:width="34.93mm" svg:x="191.79mm" svg:y="100.68mm" text:anchor-type="paragraph"><draw:text-box><text:p><text:span text:style-name="aa3a7c1">sdfsdf<text:s/></text:span></text:p></draw:text-box></draw:frame><draw:frame draw:style-name="a4a2dc6" svg:height="31.74mm" svg:width="34.9mm" svg:x="133.79mm" svg:y="26.28mm" text:anchor-type="paragraph"><draw:text-box><text:p><text:span text:style-name="a84549a">sdfsdfsfd<text:s/></text:span></text:p></draw:text-box></draw:frame><draw:frame draw:style-name="ac5c333" svg:height="31.74mm" svg:width="34.9mm" svg:x="181.4mm" svg:y="32.63mm" text:anchor-type="paragraph"><draw:text-box><text:p><text:span text:style-name="a042f0c">sdfsf</text:span></text:p></draw:text-box></draw:frame><draw:frame draw:style-name="a8f27a0" svg:height="31.74mm" svg:width="34.86mm" svg:x="3.42mm" svg:y="32.93mm" text:anchor-type="paragraph"><draw:text-box><text:p><text:span text:style-name="ab980c7">sdfsdf</text:span></text:p></draw:text-box></draw:frame><draw:frame draw:style-name="aa7a5fe" svg:height="31.74mm" svg:width="34.86mm" svg:x="79.57mm" svg:y="26.58mm" text:anchor-type="paragraph"><draw:text-box><text:p><text:span text:style-name="a2891aa">sdfsdf</text:span></text:p><text:p/></draw:text-box></draw:frame></draw:g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Nimbus Sans L1" svg:font-family="'Nimbus Sans L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Nimbus Sans L" svg:font-family="'Nimbus Sans L'"/>
    <style:font-face style:font-family-generic="system" style:font-pitch="variable" style:name="은 궁서" svg:font-family="'\uC740 \uAD81\uC11C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은 궁서" style:font-name-complex="Nimbus Sans L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은 궁서" style:font-name-complex="Nimbus Sans L" style:font-size-asian="14.0pt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List" style:parent-style-name="Text_20_body">
      <style:text-properties style:font-name-complex="Nimbus Sans L1" style:font-size-asian="12.0pt"/>
    </style:style>
    <style:style style:family="paragraph" style:name="Index" style:parent-style-name="Standard">
      <style:text-properties style:font-name-complex="Nimbus Sans 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Nimbus Sans L1" style:font-size-asian="12.0pt" style:font-style-asian="italic" style:font-style-complex="italic"/>
    </style:style>
    <style:style style:family="text" style:name="Absatz-Standardschriftart" style:parent-style-name="default_character_style"/>
    <style:default-style style:family="graphic">
      <style:graphic-properties draw:fill="solid" draw:fill-color="#cfe7f5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10S</meta:editing-duration>
  </office:meta>
</office:document-meta>
</file>